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a71" officeooo:paragraph-rsid="0009ba71"/>
    </style:style>
    <style:style style:name="P2" style:family="paragraph" style:parent-style-name="Standard">
      <style:text-properties fo:font-weight="bold" officeooo:rsid="0009ba71" officeooo:paragraph-rsid="0009ba71" style:font-weight-asian="bold" style:font-weight-complex="bold"/>
    </style:style>
    <style:style style:name="P3" style:family="paragraph" style:parent-style-name="Standard">
      <style:text-properties fo:font-weight="bold" officeooo:rsid="000e155e" officeooo:paragraph-rsid="000e155e" style:font-weight-asian="bold" style:font-weight-complex="bold"/>
    </style:style>
    <style:style style:name="P4" style:family="paragraph" style:parent-style-name="Standard">
      <style:text-properties fo:font-weight="normal" officeooo:rsid="0009ba71" officeooo:paragraph-rsid="0009ba71" style:font-weight-asian="normal" style:font-weight-complex="normal"/>
    </style:style>
    <style:style style:name="P5" style:family="paragraph" style:parent-style-name="Standard">
      <style:text-properties fo:font-weight="normal" officeooo:rsid="000e155e" officeooo:paragraph-rsid="000e155e" style:font-weight-asian="normal" style:font-weight-complex="normal"/>
    </style:style>
    <style:style style:name="P6" style:family="paragraph" style:parent-style-name="Standard">
      <style:text-properties fo:font-weight="normal" officeooo:rsid="001018aa" officeooo:paragraph-rsid="001018aa" style:font-weight-asian="normal" style:font-weight-complex="normal"/>
    </style:style>
    <style:style style:name="T1" style:family="text">
      <style:text-properties officeooo:rsid="000c8b71"/>
    </style:style>
    <style:style style:name="T2" style:family="text">
      <style:text-properties officeooo:rsid="00101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D</text:p>
      <text:p text:style-name="P1"/>
      <text:p text:style-name="P2">conhecendo o Rspec - Aula 5</text:p>
      <text:p text:style-name="P2"/>
      <text:p text:style-name="P4">coloca no gemfile o rspec, e para iniciar roda no terminal o rspec --init, isso faz com q inicie e crie a pasta rspec no qual ficara todos os testes, e o arq spec_helper q ficara todas as configurações para os testes. <text:span text:style-name="T1">Obs: os arq de teste tem q terminar com _spec.rb</text:span></text:p>
      <text:p text:style-name="P4"/>
      <text:p text:style-name="P4">o comando rspec faz roda<text:span text:style-name="T2">r</text:span> os testes</text:p>
      <text:p text:style-name="P4"/>
      <text:p text:style-name="P4"/>
      <text:p text:style-name="P3">Exercitando o TDD – aula 7</text:p>
      <text:p text:style-name="P3"/>
      <text:p text:style-name="P5">dentro da pasta spec podemos criar uma pasta para deixar organizados os arq, </text:p>
      <text:p text:style-name="P5">o describe serve para descrever o teste, não pode esquecer do require e do arq na pasta lib</text:p>
      <text:p text:style-name="P5"/>
      <text:p text:style-name="P6">par arodar um teste em especifico:</text:p>
      <text:p text:style-name="P6">rspec spec/nomeTeste_spec.r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4:12:43.222550083</meta:creation-date>
    <meta:generator>LibreOffice/7.3.7.2$Linux_X86_64 LibreOffice_project/30$Build-2</meta:generator>
    <dc:date>2022-12-08T12:03:20.451734583</dc:date>
    <meta:editing-duration>PT1H5M2S</meta:editing-duration>
    <meta:editing-cycles>3</meta:editing-cycles>
    <meta:document-statistic meta:table-count="0" meta:image-count="0" meta:object-count="0" meta:page-count="1" meta:paragraph-count="9" meta:word-count="111" meta:character-count="587" meta:non-whitespace-character-count="484"/>
  </office:meta>
</office:document-meta>
</file>